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fo:background-color="#ff0000" style:font-weight-asian="normal" style:font-weight-complex="normal"/>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paragraph-properties fo:padding="0.074cm" fo:border-left="none" fo:border-right="none" fo:border-top="none" fo:border-bottom="0.035cm solid #000000" style:join-border="false"/>
    </style:style>
    <style:style style:name="P8" style:family="paragraph" style:parent-style-name="Standard">
      <style:paragraph-properties fo:padding="0.074cm" fo:border-left="none" fo:border-right="none" fo:border-top="none" fo:border-bottom="0.035cm solid #000000" style:join-border="false"/>
      <style:text-properties fo:font-weight="bold" style:font-weight-asian="bold" style:font-weight-complex="bold"/>
    </style:style>
    <style:style style:name="P9" style:family="paragraph" style:parent-style-name="Standard">
      <style:text-properties fo:font-style="italic" fo:font-weight="normal" style:font-style-asian="italic" style:font-weight-asian="normal" style:font-style-complex="italic"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rcury Ferrranti:</text:p>
      <text:p text:style-name="Standard"/>
      <text:p text:style-name="Standard">El diseño de esta computadora se baso principalmente para realizar cálculos de naturaleza científica y técnica. Como para destacar algunos de las especificaciones con las que contaba la misma eran:</text:p>
      <text:p text:style-name="Standard"/>
      <text:p text:style-name="Standard"><text:span text:style-name="T1">Memoria.</text:span> Estaba formada por núcleos de ferrita con 4096 palabras de 10 bits (+1 bit de paridad). Para mas información ver el art 12</text:p>
      <text:p text:style-name="Standard"><text:span text:style-name="T1">Unidad Aritmética.</text:span> Estaba formada por un acumulador (A) y siete registros índices (B1-B7). </text:p>
      <text:p text:style-name="Standard">En el acumulador se realizan las operaciones como suma, resta y multiplicación.</text:p>
      <text:p text:style-name="Standard">Los registros B1 al B7 se usan como subíndices o como contadores. Para mas info ver art 12</text:p>
      <text:p text:style-name="Standard"><text:span text:style-name="T1">Unidad de control.</text:span> poseía un registro de dirección actual, el cual se incrementa en 1 cada vez que lee una instrucción. Las direcciones de instrucciones eran palabras de 20 bits. <text:s/></text:p>
      <text:p text:style-name="Standard"><text:span text:style-name="T1">Unidades de Entrada y Salida.</text:span> entrada y salida de datos y programas con cinta de papel perforada de 5 canales. Quién deseaba introducir un programa, o datos para ser usados por el programa, lo perforaba en la cinta de papel con una de varias perforadoras similares a los teletipos ya usadas para enviar telegramas por muchos correos al superarse la era Morse. </text:p>
      <text:p text:style-name="P7"/>
      <text:p text:style-name="Standard"/>
      <text:p text:style-name="P1">Proyecto serie 1000</text:p>
      <text:p text:style-name="P1"/>
      <text:p text:style-name="P1"/>
      <text:p text:style-name="Standard">El Proyecto formó parte de la estrategia de evolución y consistió <text:s text:c="3"/>en <text:s text:c="2"/>el <text:s text:c="2"/>diseño, <text:s text:c="3"/>desarrollo, <text:s text:c="2"/>producción <text:s/>y comercialización de un minicomputador de porte medio, tanto de su HW como de su SW, y constituyó uno de los primeros esfuerzos realizados en la materia en A. Latina por parte de una empresa de capitales nacionales con tecnología generada internamente en los componentes centrales del producto. Cabe <text:s text:c="2"/>mencionar <text:s text:c="2"/>entre <text:s text:c="2"/>otras <text:s text:c="2"/>opciones <text:s text:c="2"/>estratégicas la utilización de microprocesadores y otros componentes MOS VLSI. </text:p>
      <text:p text:style-name="Standard"/>
      <text:p text:style-name="Standard"><text:s/>La Tabla que sigue representa la previsión hecha a fines de 1975 sobre la cantidad de sistemas de la serie 1000 posibles de ser provistos por la empresa. </text:p>
      <text:p text:style-name="Standard"/>
      <text:p text:style-name="Standard"><text:s text:c="6"/><text:span text:style-name="T2">Año</text:span> <text:s text:c="8"/><text:tab/><text:tab/>1977<text:tab/>1978<text:tab/>1979<text:tab/>1980<text:tab/>1981 .</text:p>
      <text:p text:style-name="Standard"/>
      <text:p text:style-name="Standard"><text:s text:c="2"/><text:span text:style-name="T2">Instalaciones <text:tab/> <text:s/>12<text:tab/> <text:s/>19<text:tab/> <text:s/>28<text:tab/> <text:s/>33 <text:tab/> <text:s/>35 </text:span></text:p>
      <text:p text:style-name="P3"><text:s text:c="2"/>Serie 1000 </text:p>
      <text:p text:style-name="P3"/>
      <text:p text:style-name="P4">Las características del Hardware fueron :</text:p>
      <text:p text:style-name="P2">Procesador Central </text:p>
      <text:p text:style-name="P4">El procesador central estuvo implementado en base a un microprocesador </text:p>
      <text:p text:style-name="P4">integrado en un ambiente de procesamiento paralelo de 24 bits, con </text:p>
      <text:p text:style-name="P4">características de microprogramación con almacenamiento de control </text:p>
      <text:p text:style-name="P4">escribible (WCS). </text:p>
      <text:p text:style-name="P4">Tuvo un microciclo de 300 μ segundos y un conjunto de μ instrucciones </text:p>
      <text:p text:style-name="P4">especialmente diseñado para la implementación de intérpretes. Disponía </text:p>
      <text:p text:style-name="P4"><text:s text:c="69"/>6 </text:p>
      <text:p text:style-name="P4"><text:s text:c="29"/>La Serie 1000. </text:p>
      <text:p text:style-name="P4">de 32 registros: 16 de propósito general y 16 dedicados y 1 stack de 64 </text:p>
      <text:p text:style-name="P4">capas. </text:p>
      <text:p text:style-name="P4">2 <text:s text:c="3"/>Memoria del procesador. </text:p>
      <text:p text:style-name="P4">Era escalable de 8KB a 65KB en segmentos de 8KB. El tiempo de acceso al </text:p>
      <text:p text:style-name="P4">nivel de almacenamiento fue de 340 n segundos y el tamaño de palabra </text:p>
      <text:p text:style-name="P4">variable de 1 a 24 bits. </text:p>
      <text:p text:style-name="P4"><text:soft-page-break/>Tanto el procesador central como la memoria eran de tecnología en base </text:p>
      <text:p text:style-name="P4">a circuitos integrados MOS VLSI. </text:p>
      <text:p text:style-name="P4">3 <text:s text:c="3"/>Archivo masivo de discos </text:p>
      <text:p text:style-name="P4">El medio de almacenamiento masivo de datos y programas tenía la </text:p>
      <text:p text:style-name="P4">capacidad de los discos rígidos utilizados, era desde 1 M hasta más de </text:p>
      <text:p text:style-name="P4">10 M bytes. El producto estándar dispuso de un disco rígido y un </text:p>
      <text:p text:style-name="P4">removible de 5MB cada uno. </text:p>
      <text:p text:style-name="P4">4 <text:s text:c="3"/>Procesador y Terminal alfanumérico y de entrada de datos. </text:p>
      <text:p text:style-name="P4">Este microprocesador microprogramado es capaz de soportar hasta 16 </text:p>
      <text:p text:style-name="P4">canales de Entrada/Salida. El sistema puede tener mas de 1 μ procesador </text:p>
      <text:p text:style-name="P4">de entrada/salida. La tasa de transferencia de datos total es de 3 MB / </text:p>
      <text:p text:style-name="P4">seg. máx., la del canal de transferencia es de 1 MB seg. máx. y los 16 </text:p>
      <text:p text:style-name="P4">canales pueden estar operativos al mismo tiempo. </text:p>
      <text:p text:style-name="P4">La terminal de entrada de datos era del tipo TRC y teclado alfanumérico </text:p>
      <text:p text:style-name="P4">y estaba provista de un μ procesador programable. La de operación era </text:p>
      <text:p text:style-name="P4">asimismo del tipo CRT de 16 líneas de 64 caracteres, con una matriz de </text:p>
      <text:p text:style-name="P4">7 x 9 y una conexión de 4 hilos e interfase RS 232. </text:p>
      <text:p text:style-name="P4">5 <text:s text:c="3"/>Impresor. </text:p>
      <text:p text:style-name="P4">La velocidad de impresión podrá variar según sea el tipo utilizado </text:p>
      <text:p text:style-name="P4">siendo la mínima de sesenta caracteres por segundo y la máxima </text:p>
      <text:p text:style-name="P4">admisible de 200 lpm. El equipo estándar era una impresora del tipo </text:p>
      <text:p text:style-name="P4">“margarita” de 132 columnas. </text:p>
      <text:p text:style-name="P4">6 <text:s text:c="3"/>Otros periféricos. </text:p>
      <text:p text:style-name="P4">El sistema admitía otros periféricos adecuados para sus objetivos de </text:p>
      <text:p text:style-name="P4">mercado y para el adecuado desempeño del mismo. Entre ellos: </text:p>
      <text:p text:style-name="P4"><text:s text:c="5"/>Manipuladores de cinta de 800 BPI, NRZ y 45 TPS. </text:p>
      <text:p text:style-name="P4"><text:s text:c="5"/>Lector de tarjetas perforadas de 80 columnas y 300 cpm. </text:p>
      <text:p text:style-name="P8"/>
      <text:p text:style-name="P3"/>
      <text:p text:style-name="P3">Clementina....</text:p>
      <text:p text:style-name="P3"><text:s text:c="6"/></text:p>
      <text:p text:style-name="P4"><text:s text:c="5"/>El Instituto Calculo fue creado formalmente en 1962 impulsado por Manuel Sadosky.Las labores preparatorias de la implantación de la computadora comenzaron seis años antes, con la realización de los primeros seminarios sobre el tema. La máquina fue adquirida en 1958, con un subsidio otorgado por el Consejo Nacional de Investigaciones Científicas y Técnicas, que acababa de crearse. Sadosky relata así los antecedentes: </text:p>
      <text:p text:style-name="P4"/>
      <text:p text:style-name="P4"><text:s text:c="5"/><text:span text:style-name="T3">"El Consejo Directivo de la Facultad de Ciencias designó en 1957 la </text:span></text:p>
      <text:p text:style-name="P6">Comisión que debía preparar el pliego para la licitación. Se presentaron cuatro </text:p>
      <text:p text:style-name="P6">firmas: IBM, Remington y Philco de los Estados Unidos y Ferranti de Inglaterra. </text:p>
      <text:p text:style-name="P6">Se hizo un cuidadoso estudio de las propuestas teniendo en cuenta las </text:p>
      <text:p text:style-name="P6">características técnicas y los precios y, por acuerdo unánime de sus miembros, la </text:p>
      <text:p text:style-name="P6">Comisión decidió aconsejar la compra del equipo Mercury ofrecido por Ferranti de </text:p>
      <text:p text:style-name="P6">Manchester 16 . Para la época se trataba de una máquina de excelente categoría </text:p>
      <text:p text:style-name="P6">técnica no sólo por su rapidez y tipo de memoria, sino también porque el grupo de </text:p>
      <text:p text:style-name="P6">investigadores de la Universidad de Manchester había desarrollado un lenguaje, </text:p>
      <text:p text:style-name="P6">Autocode 17 , de fácil aprendizaje y de buenas características para el tratamiento de </text:p>
      <text:p text:style-name="P6">problemas científicos" [SADOSKY, 1972, p. 14].</text:p>
      <text:p text:style-name="P4"/>
      <text:p text:style-name="P4"><text:s text:c="5"/>La Comisión de adjudicación estaba integrada por Sadosky, Alberto González Dominguez, destacado matemático, y Simón Altman. Segun manifestaciones de Sadosky, la opinión de Altman fue decisiva, ya que era el unico miembro del jurado que conocía una computadora. </text:p>
      <text:p text:style-name="P4"><text:soft-page-break/><text:s text:c="5"/><text:span text:style-name="T4">Es</text:span> probable que la elección no haya sido muy afortunada porque, aunque se trataba de una máquina poderosa, cuando se la instaló estaba muy rezagada desde el punto de vista técnico. Desde </text:p>
      <text:p text:style-name="P4">otro punto de vista, el vínculo que permitió establecer con la fábrica inglesa, que estaba estrechamente relacionada con la Universidad de Manchester, compensó en parte aquel atraso técnico. La computadora Ilegó a Buenos Aires en 1960, pero no se la pudo instalar hasta comienzos de 1961 debido a que las obras de adecuación del local destinado a alojarla, que dirigió Humberto Ciancaglini no estaban todavía terminadas. </text:p>
      <text:p text:style-name="P4"><text:s text:c="5"/>Para la preparación del personal que la atendería, Ferranti Ltd. envió a Cecile Popplewell, que había trabajado con Alan M. Turing. Bajo su supervisión se desarrolló y corrió el primer programa, confeccionado por <text:s/>Cecilia T. de Berdichevsky. La implantación de la computadora en la </text:p>
      <text:p text:style-name="P4">Argentina siguió la pauta, ya establecida, de encomendar su programación al personal femenino, iniciada por Alice Goldstine en la ENIAC y llevada a su culminación por la entonces Capitana Grace B. Murray Hopper. </text:p>
      <text:p text:style-name="P4"><text:s text:c="4"/></text:p>
      <text:p text:style-name="P4"><text:tab/> <text:s text:c="2"/>Otro logro de Sadosky fue la creación de la carrera de Computador Científico en 1963, que se nutrió inicialmente de los licenciados en Matemática y en Física de la propia Facultad 18 . La ŭ nica preparación especializada de la época era la que proporcionaba IBM a su propio personal </text:p>
      <text:p text:style-name="P4">desde 1960, en los llamados Cursos de EDP (Electronic Data Processing), que producían lo que la empresa denominaba entonces Ingenieros de Sistemas (System Engineers). Los cursos eran de buen nivel y se completaban con estadas en la casa matriz norteamericana. IBM contaba también con una </text:p>
      <text:p text:style-name="P4">Escuela de Operadores de Máquinas de Contabilidad desde 1941, que había servido de inspiración a numerosas autocalificadas academias comerciales que dictaban lo que llamaban cursos IBM con la misma finalidad. La orientación inicial de la carrera de Computador Científico, algo exclusiva como lo indicaba el título otorgado, pareció conspirar contra las posibilidades laborales de los graduados, por lo cual se incluyeron luego materias dictadas por profesionales de IBM, más próximos a la demanda del mercado. Esta adaptación fue de corto plazo, porque a mediados de 1966, como </text:p>
      <text:p text:style-name="P4">veremos, la carrera, el Instituto de Cálculo y la propia computadora vieron cerrados violentamente sus ciclos.</text:p>
      <text:p text:style-name="P4"/>
      <text:p text:style-name="P5">AHORA VIENE LA PARTE DE CIANGCAGLINI, GERA HAY QUE AGREGAR LA PARTE <text:s/>DE LA CEFIBA ACA </text:p>
      <text:p text:style-name="P4"><text:s text:c="5"/></text:p>
      <text:p text:style-name="P3">La computadora de la Universidad Nacional del Sur</text:p>
      <text:p text:style-name="P4"/>
      <text:p text:style-name="P4"><text:s text:c="5"/>La Universidad Nacional del Sur (U.N.S.) situada en la ciudad de Bahía Blanca (Provincia de Buenos Aires), sobre el Atlántico a 800 km. al sur de la ciudad de Buenos Aires fue confiada a Vicente Fatone (1903-1962), una de las mayores personalidades intelectuales de entonces. A fines de 1956 se creó un Seminario de Computadores, para estudiantes avanzados de la carrera de Ingeniería Eléctrica, que quedó a cargo de Jorge Santos, quien fundó al año siguiente el Laboratorio de Computadores (hoy Laboratorio de Sistemas Digitales), en cuyo seno siguió funcionando el Seminario. </text:p>
      <text:p text:style-name="P4"><text:s text:c="4"/>En 1961 Santos, aprovechó la experiencia adquirida durante una estancia en la Universidad de Manchester para emprender la construcción de un computador (como prefería nombrarlo) al que llamó Computador Electrónico de la Universidad Nacional del Sur (CEUNS). Santos se había propuesto demostrar que era posible construir una <text:s/>computadora de bajo costo, en una época en la que el alquiler o la compra de esas máquinas estaba sólo al alcance de organismos o empresas con sólidos recursos. </text:p>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omo parte de la sociedad nacida desde la década del 80, tenemos una visión bastante lejana de los comienzos de esos dispositivos que se denominaron computadoras. Para mucho de nosotros estos instrumentos digitales han pasado a ser indispensables en nuestra vida social, laboral, esparcimiento, comunicación, etc. La era digital en la que estamos inmersos nos imposibilita imaginarnos un día sin ellos. </text:p>
      <text:p text:style-name="Standard"><text:span text:style-name="T2">Seguramente, la mayoría, como <text:s/>en nuestro caso, adquirió su primera computadora con mínimamente 8 Mb de memoria RAM, un procesador de 200 Mhz, un disco de almacenamiento de un par de Gigas. Estas características parecen súper obsoletas, actualmente hablando, debido al crecimiento masivo y <text:s/>continuo que se dan en los últimos años. Parece que la ley de Gordon E. Moore (</text:span><text:a xlink:type="simple" xlink:href="http://es.wikipedia.org/wiki/Ley_de_Moore"><text:span text:style-name="T2">http://es.wikipedia.org/wiki/Ley_de_Moore</text:span></text:a><text:span text:style-name="T2">), <text:s/>sigue y seguirá teniendo vigencia por varios años mas. Esto genera que renovar nuestros equipos digitales sea una tarea <text:s/>común cada unos pocos pares de años. Si nos ubicamos en décadas anteriores al 80, observaremos que existen radicales diferencias desde nuestra perspectiva.</text:span></text:p>
      <text:p text:style-name="P3">El nacimiento de la computadora se remonta a la década del 40 con objetivos puramente militares (debido a la 2Gmundial), denominada Z3 (1941), con orígenes Alemanes. A <text:s text:c="4"/>ella le siguieron COLLOSUS. (allan turing). El acceso a la misma estaba restringido científicos avanzados y su funcionamiento se basaba en la decodificación de mensajes. A esta le siguió el modelo denominado <text:s/>ENIAC. Cabe aclarar que estas computadoras necesitaban una preparacion del espacio fisico muy significativo.</text:p>
      <text:p text:style-name="P3"><text:s text:c="2"/>***********Acá tenemos que contar un poco mas de lo mundial*******************</text:p>
      <text:p text:style-name="P3">En la década del 60 llego a nuestro país la primera computadora denominada CLEMENTINA, la misma impulsada por el Dr. Sadosky en la UBA. Esta fue es un derivado del modelo Manchester Mark 1 o denominada BABY. Esta fue desarrollada en al Universidad de Manchester, siendo la primera computadora que contaba con el almacenamiento de un programa. Se puede decir que la llegada de Clementina marco el nacimiento de las investigaciones entorno a la computadora en Argentina.</text:p>
      <text:p text:style-name="P3">***Acá se podría extender un poco la idea de arriba****</text:p>
      <text:p text:style-name="P3">A pesar de esto los desarrollos tecnológicos en nuestro país siempre se vieron sometidos a tiempos políticos.</text:p>
      <text:p text:style-name="P3">****************Bueno ahora acá habría que empezar a hablar bien bien sobre los objetivos del trabajo que son los desarrollo desde los 70 haciendo bien hincapié desde los noventa hasta ahora que me parece a mi que es lo que mas podemos hablar. ********************</text:p>
      <text:p text:style-name="P3"/>
      <text:p text:style-name="P3"><text:soft-page-break/></text:p>
      <text:p text:style-name="P3"/>
      <text:p text:style-name="P3">Esta idea se remonta a muchos proyectos de investigación que llevaron que actualmente podamos contar con dispositivos digitales de increíbles prestacion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Picco</meta:initial-creator>
    <meta:creation-date>2009-06-18T18:19:12</meta:creation-date>
    <dc:date>2009-06-22T18:18:33</dc:date>
    <meta:editing-duration>PT06H25M58S</meta:editing-duration>
    <meta:editing-cycles>20</meta:editing-cycles>
    <meta:generator>OpenOffice.org/3.1$Linux OpenOffice.org_project/310m11$Build-9399</meta:generator>
    <dc:creator>Gonzalo Picco</dc:creator>
    <meta:document-statistic meta:table-count="0" meta:image-count="0" meta:object-count="0" meta:page-count="5" meta:paragraph-count="95" meta:word-count="1916" meta:character-count="12159"/>
  </office:meta>
</office:document-meta>
</file>